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master-page-name="">
      <style:paragraph-properties fo:margin-left="0.529cm" fo:margin-right="0cm" fo:text-align="start" style:justify-single-word="false" fo:text-indent="0cm" style:auto-text-indent="false" style:page-number="auto">
        <style:tab-stops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left="0.529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.52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 style:master-page-name="">
      <style:paragraph-properties fo:margin-left="0.556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8" style:family="paragraph" style:parent-style-name="Standard" style:master-page-name="">
      <style:paragraph-properties fo:margin-left="0.344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9" style:family="paragraph" style:parent-style-name="Standard">
      <style:paragraph-properties fo:margin-left="0.344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 style:master-page-name="">
      <style:paragraph-properties fo:margin-left="0.397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.397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16" style:family="paragraph" style:parent-style-name="Standard" style:list-style-name="L4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.529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20" style:family="paragraph" style:parent-style-name="Standard" style:master-page-name="">
      <style:paragraph-properties fo:margin-left="0.529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21" style:family="paragraph" style:parent-style-name="Standard" style:master-page-name="">
      <style:paragraph-properties fo:margin-left="0.529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22" style:family="paragraph" style:parent-style-name="Standard" style:master-page-name="">
      <style:paragraph-properties fo:margin-left="0.529cm" fo:margin-right="0cm" fo:text-align="start" style:justify-single-word="false" fo:text-indent="0cm" style:auto-text-indent="false" style:page-number="auto">
        <style:tab-stops>
          <style:tab-stop style:position="0.026cm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Standard" style:master-page-name="">
      <style:paragraph-properties fo:margin-left="0.45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.45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25" style:family="paragraph" style:parent-style-name="Standard" style:master-page-name="">
      <style:paragraph-properties fo:margin-left="0.476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.476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27" style:family="paragraph" style:parent-style-name="Standard" style:master-page-name="">
      <style:paragraph-properties fo:margin-left="0.556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8cm" fo:text-indent="-0.635cm" fo:margin-left="2.5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8cm" fo:text-indent="-0.635cm" fo:margin-left="3.8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8cm" fo:text-indent="-0.635cm" fo:margin-left="5.0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8cm" fo:text-indent="-0.635cm" fo:margin-left="6.3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8cm" fo:text-indent="-0.635cm" fo:margin-left="7.63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/text:p>
      <text:p text:style-name="P2">REMORA</text:p>
      <text:p text:style-name="P2"/>
      <text:p text:style-name="P3">resources:</text:p>
      <text:list xml:id="list7967531611315043529" text:style-name="L1">
        <text:list-item>
          <text:p text:style-name="P12"><text:a xlink:type="simple" xlink:href="http://www.lsis.org/groplan/papers/groplanReport_missionMalta_v1-comex.pdf" text:style-name="Internet_20_link" text:visited-style-name="Visited_20_Internet_20_Link"><text:span text:style-name="T1">http://www.lsis.org/groplan/papers/groplanReport_missionMalta_v1-comex.pdf</text:span></text:a></text:p>
        </text:list-item>
        <text:list-item>
          <text:p text:style-name="P12"><text:a xlink:type="simple" xlink:href="https://www.dailymotion.com/video/x3rw14" text:style-name="Internet_20_link" text:visited-style-name="Visited_20_Internet_20_Link"><text:span text:style-name="T1">https://www.dailymotion.com/video/x3rw14</text:span></text:a></text:p>
        </text:list-item>
        <text:list-item>
          <text:p text:style-name="P12"><text:a xlink:type="simple" xlink:href="https://books.google.it/books?id=o8JwDwAAQBAJ&amp;lpg=PA274&amp;ots=fJ1lq1GK9u&amp;dq=remora%20comex%202000%20how%20to%20pilot&amp;hl=it&amp;pg=PA274#v=onepage&amp;q&amp;f=false" text:style-name="Internet_20_link" text:visited-style-name="Visited_20_Internet_20_Link"><text:span text:style-name="T1">https://books.google.it/books?id=o8JwDwAAQBAJ&amp;lpg=PA274&amp;ots=fJ1lq1GK9u&amp;dq=remora%20comex%202000%20how%20to%20pilot&amp;hl=it&amp;pg=PA274#v=onepage&amp;q&amp;f=false</text:span></text:a></text:p>
        </text:list-item>
        <text:list-item>
          <text:p text:style-name="P14"><text:a xlink:type="simple" xlink:href="https://mediathequedelamer.com/wp-content/uploads/la-cite-de-la-mer-fiches-colleges-engins-remora-2000.pdf" text:style-name="Internet_20_link" text:visited-style-name="Visited_20_Internet_20_Link">https://mediathequedelamer.com/wp-content/uploads/la-cite-de-la-mer-fiches-colleges-engins-remora-2000.pdf</text:a></text:p>
        </text:list-item>
        <text:list-item>
          <text:p text:style-name="P14"><text:a xlink:type="simple" xlink:href="https://mediathequedelamer.com/wp-content/uploads/la-cite-de-la-mer-fiches-primaires-engins-remora-2000.pdf" text:style-name="Internet_20_link" text:visited-style-name="Visited_20_Internet_20_Link">https://mediathequedelamer.com/wp-content/uploads/la-cite-de-la-mer-fiches-primaires-engins-remora-2000.pdf</text:a></text:p>
        </text:list-item>
        <text:list-item>
          <text:p text:style-name="P14"><text:a xlink:type="simple" xlink:href="https://www.helisimmer.com/how-to-fly-helicopters/helicopter-controls" text:style-name="Internet_20_link" text:visited-style-name="Visited_20_Internet_20_Link">https://www.helisimmer.com/how-to-fly-helicopters/helicopter-controls</text:a></text:p>
        </text:list-item>
        <text:list-item>
          <text:p text:style-name="P14"><text:a xlink:type="simple" xlink:href="https://www.helisimmer.com/how-to-fly-helicopters/how-controls-interact-with-each-other" text:style-name="Internet_20_link" text:visited-style-name="Visited_20_Internet_20_Link">https://www.helisimmer.com/how-to-fly-helicopters/how-controls-interact-with-each-other</text:a></text:p>
        </text:list-item>
      </text:list>
      <text:p text:style-name="P3"/>
      <text:p text:style-name="P3"/>
      <text:p text:style-name="P3">Dimensioni ed altre specifiche:</text:p>
      <text:p text:style-name="P8">Lunghezza: 3,40m</text:p>
      <text:p text:style-name="P9">Larghezza: 2,40m</text:p>
      <text:p text:style-name="P9">Altezza: 2,15m</text:p>
      <text:p text:style-name="P10">Profondità massima: 610m</text:p>
      <text:p text:style-name="P11">Peso: 5,3 tonnellate</text:p>
      <text:p text:style-name="P11">Diametro della sfera abitabile: 1,69m</text:p>
      <text:p text:style-name="P3"/>
      <text:p text:style-name="P3">Movimento, più specifico per la programmazione: </text:p>
      <text:p text:style-name="P20">Il sommergibile è dotato di un totale di 5 propulsori ad elica e conferiscono un movimento di traslazione sugli assi X e Z, un movimento di rotazione sull'asse Z ed un minimo di traslazione su Y quando si effettua la rotazione su Z.</text:p>
      <text:p text:style-name="P5">Ci possono essere diversi tipi di inclinazione dovuti a movimenti combinati.</text:p>
      <text:p text:style-name="P5">La manovrabilità è stata definita molto simile a quella di un elicottero.</text:p>
      <text:p text:style-name="P3"/>
      <text:p text:style-name="P3">Comandi del modello reale:</text:p>
      <text:p text:style-name="P23">C'è un pannello simile ad un pannello arcade con uno stick sulla destra e 7 diversi bottoni sulla sinistra.</text:p>
      <text:p text:style-name="P24">2 bottoni sono usati per salire e scendere. I restanti sembrano servire per la gestione dei fari.<text:line-break/>Lo stick funziona da controller per il movimento</text:p>
      <text:p text:style-name="P3"/>
      <text:p text:style-name="P3"/>
      <text:p text:style-name="P3"/>
      <text:p text:style-name="P3"/>
      <text:p text:style-name="P3"><text:soft-page-break/>Informazioni aggiuntive: </text:p>
      <text:p text:style-name="P3"/>
      <text:p text:style-name="P25">I propulsori sono statici e non si muovono.<text:line-break/>I fari si muovono attraverso l'uso di alcuni bracci meccanici (o così sembra)</text:p>
      <text:p text:style-name="P26">Data la struttura del remora 2000, non dovrebbe essere possibile far capovolgere il veicolo.</text:p>
      <text:p text:style-name="P20">Ha un sonar, un ecoscandaglio e diversi tipi di telecamere.</text:p>
      <text:p text:style-name="P20">Come ogni sommergibile o sottomarino, il remora 2000 ha un sistema di galleggiabilità che gli permette di rimanere relativamente stabile ad una certa profondità: quando si scende, i serbatoi di zavorra si riempiono d'acqua, quando si sale, si riempiono d'aria (con l'ausilio di un supplemento d'aria conservato nel sommergibile stesso ed è la stessa riserva d'aria per i passeggeri).</text:p>
      <text:p text:style-name="P3"/>
      <text:p text:style-name="P3">Implementazione:</text:p>
      <text:p text:style-name="P3"/>
      <text:p text:style-name="P20">Lo stick sembra essere octadirezionale e quindi sono possibili 8 tipi di movimenti differenti.</text:p>
      <text:p text:style-name="P5">Essendo la guida del sommergibile molto simile a quella di un elicottero, i movimenti sono relativamente simili ma con alcune differenze.</text:p>
      <text:p text:style-name="P7">Partiamo dai movimenti base del remora 2000:</text:p>
      <text:list xml:id="list9131800034584517088" text:style-name="L3">
        <text:list-item>
          <text:p text:style-name="P15">Su</text:p>
        </text:list-item>
        <text:list-item>
          <text:p text:style-name="P15">Giù</text:p>
        </text:list-item>
        <text:list-item>
          <text:p text:style-name="P15">Avanti</text:p>
        </text:list-item>
        <text:list-item>
          <text:p text:style-name="P15">Dietro</text:p>
        </text:list-item>
      </text:list>
      <text:p text:style-name="P4">E questi movimenti sono uguali anche per un elicottero, con l'eccezione che l'elicottero si inclina in diverse direzioni.</text:p>
      <text:p text:style-name="P6">I movimenti Su e Giù sono dati da dei pulsanti, o così sembra, invece Avanti ed Indietro sono dati dal movimento dello stick.</text:p>
      <text:p text:style-name="P6">A differenza di un elicottero, il remora 2000 non ha un movimento di strifing a destra o sinistra.</text:p>
      <text:p text:style-name="P6">Altri tipi di movimento del remora 2000:</text:p>
      <text:list xml:id="list86978047938261969" text:style-name="L4">
        <text:list-item>
          <text:p text:style-name="P16">Rotazione verso destra</text:p>
        </text:list-item>
        <text:list-item>
          <text:p text:style-name="P16">Rotazione verso sinistra</text:p>
        </text:list-item>
      </text:list>
      <text:p text:style-name="P5">Avendo solo un propulsore ad elica dietro, la rotazione non è sul posto ma in un arco di 90° verso la direzione che si vuole con fulcro la parte anteriore del sommergibile.</text:p>
      <text:p text:style-name="P5">Essendo lo stick octadirezionale si possono avere anche dei movimenti combinati che non dovrebbero far nient'altro che far "driftare" il sommergibile.</text:p>
      <text:p text:style-name="P5">Altri tipi di movimenti combinati includono il salire e muoversi in una direzione (o combinazione di direzioni).</text:p>
      <text:p text:style-name="P5">Salire/Scendere e ruotare dovrebbe far ruotare il sommergibile sul posto siccome il fulcro dovrebbe spostarsi verso il centro, invece Salire/Scendere e andare avanti/indietro dovrebbe portare a delle inclinazioni.</text:p>
      <text:p text:style-name="P5">Non usando bracci meccanici, possono essere rimossi molti tasti, riducendo i tasti <text:soft-page-break/>per il movimento dei fari ad uno solo, che servirà solo ad accendere e spegnere i fari.</text:p>
      <text:p text:style-name="P5">Uno schermo interno può avere la funzione di far vedere cosa le diverse telecamere presenti mostrino, utilizzando un pulsante che cambia telecamera ad ogni click. </text:p>
      <text:p text:style-name="P22">Posizione telecamere:</text:p>
      <text:list xml:id="list3365706819879593954" text:style-name="L5">
        <text:list-item>
          <text:p text:style-name="P17">Sotto</text:p>
        </text:list-item>
        <text:list-item>
          <text:p text:style-name="P17">Dietro</text:p>
        </text:list-item>
        <text:list-item>
          <text:p text:style-name="P17">Sopra</text:p>
        </text:list-item>
      </text:list>
      <text:p text:style-name="P7">Cose che non saranno implementate perché relativamente inutili al momento:</text:p>
      <text:list xml:id="list5292967271726651017" text:style-name="L6">
        <text:list-item>
          <text:p text:style-name="P18">Bracci meccanici per cambiare la posizione dei fari</text:p>
        </text:list-item>
        <text:list-item>
          <text:p text:style-name="P18">Sistema di galleggiabilità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4M36S</meta:editing-duration>
    <meta:editing-cycles>21</meta:editing-cycles>
    <meta:generator>OpenOffice/4.1.6$Win32 OpenOffice.org_project/416m1$Build-9790</meta:generator>
    <dc:date>2019-03-07T10:19:54.01</dc:date>
    <meta:document-statistic meta:table-count="0" meta:image-count="0" meta:object-count="0" meta:page-count="3" meta:paragraph-count="56" meta:word-count="571" meta:character-count="4122"/>
    <meta:user-defined meta:name="Info 1"/>
    <meta:user-defined meta:name="Info 2"/>
    <meta:user-defined meta:name="Info 3"/>
    <meta:user-defined meta:name="Info 4"/>
  </office:meta>
</office:document-meta>
</file>